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8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4" style:family="table-cell" style:parent-style-name="Default" style:data-style-name="N110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2"/>
        <table:table-column table:style-name="co7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row table:style-name="ro1">
          <table:table-cell office:value-type="string">
            <text:p>Klatovy</text:p>
          </table:table-cell>
          <table:table-cell/>
          <table:table-cell table:style-name="Default" table:number-columns-repeated="5"/>
          <table:table-cell table:style-name="Default" office:value-type="string" table:number-columns-spanned="2" table:number-rows-spanned="1">
            <text:p>p=100*(m/(n+1))</text:p>
          </table:table-cell>
          <table:covered-table-cell table:style-name="Default"/>
          <table:table-cell table:number-columns-repeated="14"/>
        </table:table-row>
        <table:table-row table:style-name="ro2">
          <table:table-cell table:style-name="ce1" office:value-type="string">
            <text:p>poř. č.</text:p>
          </table:table-cell>
          <table:table-cell table:style-name="ce1" office:value-type="string">
            <text:p>roky</text:p>
          </table:table-cell>
          <table:table-cell table:style-name="ce1" office:value-type="string">
            <text:p>úhrn</text:p>
          </table:table-cell>
          <table:table-cell table:style-name="ce3" office:value-type="string">
            <text:p>klesající řada</text:p>
          </table:table-cell>
          <table:table-cell table:style-name="ce1" office:value-type="string">
            <text:p>koef. k=Xi/X</text:p>
          </table:table-cell>
          <table:table-cell table:style-name="ce1" office:value-type="string">
            <text:p>k-1</text:p>
          </table:table-cell>
          <table:table-cell table:style-name="ce1" office:value-type="string">
            <text:p>(k-1)^2</text:p>
          </table:table-cell>
          <table:table-cell table:style-name="ce1" office:value-type="string">
            <text:p>(k-1)^3</text:p>
          </table:table-cell>
          <table:table-cell table:style-name="ce3" office:value-type="string">
            <text:p>pravděpodobnost</text:p>
          </table:table-cell>
          <table:table-cell/>
          <table:table-cell office:value-type="string">
            <text:p>teoretická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580.3">
            <text:p>580.30</text:p>
          </table:table-cell>
          <table:table-cell office:value-type="float" office:value="824.7">
            <text:p>824.70</text:p>
          </table:table-cell>
          <table:table-cell table:formula="of:=[.D3]/[.$D$35]" office:value-type="float" office:value="1.37495067827788">
            <text:p>1.375E+00</text:p>
          </table:table-cell>
          <table:table-cell table:formula="of:=[.E3]-1" office:value-type="float" office:value="0.37495067827788">
            <text:p>3.750E-01</text:p>
          </table:table-cell>
          <table:table-cell table:formula="of:=[.F3]*[.F3]" office:value-type="float" office:value="0.140588011141042">
            <text:p>1.406E-01</text:p>
          </table:table-cell>
          <table:table-cell table:formula="of:=[.F3]*[.F3]*[.F3]" office:value-type="float" office:value="0.052713570135072">
            <text:p>5.271E-02</text:p>
          </table:table-cell>
          <table:table-cell table:formula="of:=100*([.A3]/31)" office:value-type="float" office:value="3.2258064516129">
            <text:p>3.23</text:p>
          </table:table-cell>
          <table:table-cell/>
          <table:table-cell office:value-type="string">
            <text:p>E</text:p>
          </table:table-cell>
          <table:table-cell office:value-type="float" office:value="3.74">
            <text:p>3.74</text:p>
          </table:table-cell>
          <table:table-cell office:value-type="float" office:value="2.64">
            <text:p>2.64</text:p>
          </table:table-cell>
          <table:table-cell office:value-type="float" office:value="1.76">
            <text:p>1.76</text:p>
          </table:table-cell>
          <table:table-cell office:value-type="float" office:value="1.32">
            <text:p>1.32</text:p>
          </table:table-cell>
          <table:table-cell office:value-type="float" office:value="0.46">
            <text:p>0.46</text:p>
          </table:table-cell>
          <table:table-cell office:value-type="float" office:value="-0.08">
            <text:p>-0.08</text:p>
          </table:table-cell>
          <table:table-cell office:value-type="float" office:value="-0.58">
            <text:p>-0.58</text:p>
          </table:table-cell>
          <table:table-cell office:value-type="float" office:value="-0.85">
            <text:p>-0.85</text:p>
          </table:table-cell>
          <table:table-cell office:value-type="float" office:value="-1.23">
            <text:p>-1.23</text:p>
          </table:table-cell>
          <table:table-cell office:value-type="float" office:value="-1.52">
            <text:p>-1.52</text:p>
          </table:table-cell>
          <table:table-cell office:value-type="float" office:value="-1.7">
            <text:p>-1.7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2">
            <text:p>1962</text:p>
          </table:table-cell>
          <table:table-cell office:value-type="float" office:value="509.6">
            <text:p>509.60</text:p>
          </table:table-cell>
          <table:table-cell office:value-type="float" office:value="774.9">
            <text:p>774.90</text:p>
          </table:table-cell>
          <table:table-cell table:formula="of:=[.D4]/[.$D$35]" office:value-type="float" office:value="1.29192346380202">
            <text:p>1.292E+00</text:p>
          </table:table-cell>
          <table:table-cell table:formula="of:=[.E4]-1" office:value-type="float" office:value="0.291923463802024">
            <text:p>2.919E-01</text:p>
          </table:table-cell>
          <table:table-cell table:formula="of:=[.F4]*[.F4]" office:value-type="float" office:value="0.0852193087181716">
            <text:p>8.522E-02</text:p>
          </table:table-cell>
          <table:table-cell table:formula="of:=[.F4]*[.F4]*[.F4]" office:value-type="float" office:value="0.0248775157838227">
            <text:p>2.488E-02</text:p>
          </table:table-cell>
          <table:table-cell table:formula="of:=100*([.A4]/31)" office:value-type="float" office:value="6.45161290322581">
            <text:p>6.45</text:p>
          </table:table-cell>
          <table:table-cell/>
          <table:table-cell office:value-type="string">
            <text:p>E*v</text:p>
          </table:table-cell>
          <table:table-cell table:style-name="ce5" table:formula="of:=[.L3]*[.$D$36]" office:value-type="float" office:value="0.600289498206861">
            <text:p>6.00E-01</text:p>
          </table:table-cell>
          <table:table-cell table:style-name="ce5" table:formula="of:=[.M3]*[.$D$36]" office:value-type="float" office:value="0.423733763440137">
            <text:p>4.24E-01</text:p>
          </table:table-cell>
          <table:table-cell table:style-name="ce5" table:formula="of:=[.N3]*[.$D$36]" office:value-type="float" office:value="0.282489175626758">
            <text:p>2.82E-01</text:p>
          </table:table-cell>
          <table:table-cell table:style-name="ce5" table:formula="of:=[.O3]*[.$D$36]" office:value-type="float" office:value="0.211866881720069">
            <text:p>2.12E-01</text:p>
          </table:table-cell>
          <table:table-cell table:style-name="ce5" table:formula="of:=[.P3]*[.$D$36]" office:value-type="float" office:value="0.0738323981751754">
            <text:p>7.38E-02</text:p>
          </table:table-cell>
          <table:table-cell table:style-name="ce5" table:formula="of:=[.Q3]*[.$D$36]" office:value-type="float" office:value="-0.0128404170739436">
            <text:p>-1.28E-02</text:p>
          </table:table-cell>
          <table:table-cell table:style-name="ce5" table:formula="of:=[.R3]*[.$D$36]" office:value-type="float" office:value="-0.0930930237860908">
            <text:p>-9.31E-02</text:p>
          </table:table-cell>
          <table:table-cell table:style-name="ce5" table:formula="of:=[.S3]*[.$D$36]" office:value-type="float" office:value="-0.13642943141065">
            <text:p>-1.36E-01</text:p>
          </table:table-cell>
          <table:table-cell table:style-name="ce5" table:formula="of:=[.T3]*[.$D$36]" office:value-type="float" office:value="-0.197421412511882">
            <text:p>-1.97E-01</text:p>
          </table:table-cell>
          <table:table-cell table:style-name="ce5" table:formula="of:=[.U3]*[.$D$36]" office:value-type="float" office:value="-0.243967924404927">
            <text:p>-2.44E-01</text:p>
          </table:table-cell>
          <table:table-cell table:style-name="ce5" table:formula="of:=[.V3]*[.$D$36]" office:value-type="float" office:value="-0.2728588628213">
            <text:p>-2.73E-01</text:p>
          </table:table-cell>
          <table:table-cell table:style-name="ce5" table:formula="of:=[.W3]*[.$D$36]" office:value-type="float" office:value="-0.325825583251318">
            <text:p>-3.26E-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3">
            <text:p>1963</text:p>
          </table:table-cell>
          <table:table-cell office:value-type="float" office:value="492.8">
            <text:p>492.80</text:p>
          </table:table-cell>
          <table:table-cell office:value-type="float" office:value="752.9">
            <text:p>752.90</text:p>
          </table:table-cell>
          <table:table-cell table:formula="of:=[.D5]/[.$D$35]" office:value-type="float" office:value="1.25524477467614">
            <text:p>1.255E+00</text:p>
          </table:table-cell>
          <table:table-cell table:formula="of:=[.E5]-1" office:value-type="float" office:value="0.255244774676144">
            <text:p>2.552E-01</text:p>
          </table:table-cell>
          <table:table-cell table:formula="of:=[.F5]*[.F5]" office:value-type="float" office:value="0.0651498949994755">
            <text:p>6.515E-02</text:p>
          </table:table-cell>
          <table:table-cell table:formula="of:=[.F5]*[.F5]*[.F5]" office:value-type="float" office:value="0.0166291702693156">
            <text:p>1.663E-02</text:p>
          </table:table-cell>
          <table:table-cell table:formula="of:=100*([.A5]/31)" office:value-type="float" office:value="9.67741935483871">
            <text:p>9.68</text:p>
          </table:table-cell>
          <table:table-cell/>
          <table:table-cell office:value-type="string">
            <text:p>ki=(E*v)+1</text:p>
          </table:table-cell>
          <table:table-cell table:style-name="ce5" table:formula="of:=[.L4]+1" office:value-type="float" office:value="1.60028949820686">
            <text:p>1.60E+00</text:p>
          </table:table-cell>
          <table:table-cell table:style-name="ce5" table:formula="of:=[.M4]+1" office:value-type="float" office:value="1.42373376344014">
            <text:p>1.42E+00</text:p>
          </table:table-cell>
          <table:table-cell table:style-name="ce5" table:formula="of:=[.N4]+1" office:value-type="float" office:value="1.28248917562676">
            <text:p>1.28E+00</text:p>
          </table:table-cell>
          <table:table-cell table:style-name="ce5" table:formula="of:=[.O4]+1" office:value-type="float" office:value="1.21186688172007">
            <text:p>1.21E+00</text:p>
          </table:table-cell>
          <table:table-cell table:style-name="ce5" table:formula="of:=[.P4]+1" office:value-type="float" office:value="1.07383239817518">
            <text:p>1.07E+00</text:p>
          </table:table-cell>
          <table:table-cell table:style-name="ce5" table:formula="of:=[.Q4]+1" office:value-type="float" office:value="0.987159582926056">
            <text:p>9.87E-01</text:p>
          </table:table-cell>
          <table:table-cell table:style-name="ce5" table:formula="of:=[.R4]+1" office:value-type="float" office:value="0.906906976213909">
            <text:p>9.07E-01</text:p>
          </table:table-cell>
          <table:table-cell table:style-name="ce5" table:formula="of:=[.S4]+1" office:value-type="float" office:value="0.86357056858935">
            <text:p>8.64E-01</text:p>
          </table:table-cell>
          <table:table-cell table:style-name="ce5" table:formula="of:=[.T4]+1" office:value-type="float" office:value="0.802578587488118">
            <text:p>8.03E-01</text:p>
          </table:table-cell>
          <table:table-cell table:style-name="ce5" table:formula="of:=[.U4]+1" office:value-type="float" office:value="0.756032075595072">
            <text:p>7.56E-01</text:p>
          </table:table-cell>
          <table:table-cell table:style-name="ce5" table:formula="of:=[.V4]+1" office:value-type="float" office:value="0.7271411371787">
            <text:p>7.27E-01</text:p>
          </table:table-cell>
          <table:table-cell table:style-name="ce5" table:formula="of:=[.W4]+1" office:value-type="float" office:value="0.674174416748682">
            <text:p>6.74E-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4">
            <text:p>1964</text:p>
          </table:table-cell>
          <table:table-cell office:value-type="float" office:value="570.1">
            <text:p>570.10</text:p>
          </table:table-cell>
          <table:table-cell office:value-type="float" office:value="741">
            <text:p>741.00</text:p>
          </table:table-cell>
          <table:table-cell table:formula="of:=[.D6]/[.$D$35]" office:value-type="float" office:value="1.23540493828533">
            <text:p>1.235E+00</text:p>
          </table:table-cell>
          <table:table-cell table:formula="of:=[.E6]-1" office:value-type="float" office:value="0.235404938285327">
            <text:p>2.354E-01</text:p>
          </table:table-cell>
          <table:table-cell table:formula="of:=[.F6]*[.F6]" office:value-type="float" office:value="0.0554154849691186">
            <text:p>5.542E-02</text:p>
          </table:table-cell>
          <table:table-cell table:formula="of:=[.F6]*[.F6]*[.F6]" office:value-type="float" office:value="0.0130450788192068">
            <text:p>1.305E-02</text:p>
          </table:table-cell>
          <table:table-cell table:formula="of:=100*([.A6]/31)" office:value-type="float" office:value="12.9032258064516">
            <text:p>12.90</text:p>
          </table:table-cell>
          <table:table-cell/>
          <table:table-cell office:value-type="string">
            <text:p>X*ki</text:p>
          </table:table-cell>
          <table:table-cell table:style-name="ce5" table:formula="of:=[.$D$35]*[.L5]" office:value-type="float" office:value="959.858975322803">
            <text:p>9.60E+02</text:p>
          </table:table-cell>
          <table:table-cell table:style-name="ce5" table:formula="of:=[.$D$35]*[.M5]" office:value-type="float" office:value="853.960257090606">
            <text:p>8.54E+02</text:p>
          </table:table-cell>
          <table:table-cell table:style-name="ce5" table:formula="of:=[.$D$35]*[.N5]" office:value-type="float" office:value="769.241282504848">
            <text:p>7.69E+02</text:p>
          </table:table-cell>
          <table:table-cell table:style-name="ce5" table:formula="of:=[.$D$35]*[.O5]" office:value-type="float" office:value="726.881795211969">
            <text:p>7.27E+02</text:p>
          </table:table-cell>
          <table:table-cell table:style-name="ce5" table:formula="of:=[.$D$35]*[.P5]" office:value-type="float" office:value="644.088251866797">
            <text:p>6.44E+02</text:p>
          </table:table-cell>
          <table:table-cell table:style-name="ce5" table:formula="of:=[.$D$35]*[.Q5]" office:value-type="float" office:value="592.101608370992">
            <text:p>5.92E+02</text:p>
          </table:table-cell>
          <table:table-cell table:style-name="ce5" table:formula="of:=[.$D$35]*[.R5]" office:value-type="float" office:value="543.965827356357">
            <text:p>5.44E+02</text:p>
          </table:table-cell>
          <table:table-cell table:style-name="ce5" table:formula="of:=[.$D$35]*[.S5]" office:value-type="float" office:value="517.972505608454">
            <text:p>5.18E+02</text:p>
          </table:table-cell>
          <table:table-cell table:style-name="ce5" table:formula="of:=[.$D$35]*[.T5]" office:value-type="float" office:value="481.389312037331">
            <text:p>4.81E+02</text:p>
          </table:table-cell>
          <table:table-cell table:style-name="ce5" table:formula="of:=[.$D$35]*[.U5]" office:value-type="float" office:value="453.470559048843">
            <text:p>4.53E+02</text:p>
          </table:table-cell>
          <table:table-cell table:style-name="ce5" table:formula="of:=[.$D$35]*[.V5]" office:value-type="float" office:value="436.141677883575">
            <text:p>4.36E+02</text:p>
          </table:table-cell>
          <table:table-cell table:style-name="ce5" table:formula="of:=[.$D$35]*[.W5]" office:value-type="float" office:value="404.372062413916">
            <text:p>4.04E+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5">
            <text:p>1965</text:p>
          </table:table-cell>
          <table:table-cell office:value-type="float" office:value="741">
            <text:p>741.00</text:p>
          </table:table-cell>
          <table:table-cell office:value-type="float" office:value="720.4">
            <text:p>720.40</text:p>
          </table:table-cell>
          <table:table-cell table:formula="of:=[.D7]/[.$D$35]" office:value-type="float" office:value="1.20106034755837">
            <text:p>1.201E+00</text:p>
          </table:table-cell>
          <table:table-cell table:formula="of:=[.E7]-1" office:value-type="float" office:value="0.201060347558366">
            <text:p>2.011E-01</text:p>
          </table:table-cell>
          <table:table-cell table:formula="of:=[.F7]*[.F7]" office:value-type="float" office:value="0.0404252633602911">
            <text:p>4.043E-02</text:p>
          </table:table-cell>
          <table:table-cell table:formula="of:=[.F7]*[.F7]*[.F7]" office:value-type="float" office:value="0.00812791750135861">
            <text:p>8.128E-03</text:p>
          </table:table-cell>
          <table:table-cell table:formula="of:=100*([.A7]/31)" office:value-type="float" office:value="16.1290322580645">
            <text:p>16.13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6">
            <text:p>1966</text:p>
          </table:table-cell>
          <table:table-cell office:value-type="float" office:value="752.9">
            <text:p>752.90</text:p>
          </table:table-cell>
          <table:table-cell office:value-type="float" office:value="712.9">
            <text:p>712.90</text:p>
          </table:table-cell>
          <table:table-cell table:formula="of:=[.D8]/[.$D$35]" office:value-type="float" office:value="1.18855624899273">
            <text:p>1.189E+00</text:p>
          </table:table-cell>
          <table:table-cell table:formula="of:=[.E8]-1" office:value-type="float" office:value="0.188556248992726">
            <text:p>1.886E-01</text:p>
          </table:table-cell>
          <table:table-cell table:formula="of:=[.F8]*[.F8]" office:value-type="float" office:value="0.0355534590342067">
            <text:p>3.555E-02</text:p>
          </table:table-cell>
          <table:table-cell table:formula="of:=[.F8]*[.F8]*[.F8]" office:value-type="float" office:value="0.00670382687420654">
            <text:p>6.704E-03</text:p>
          </table:table-cell>
          <table:table-cell table:formula="of:=100*([.A8]/31)" office:value-type="float" office:value="19.3548387096774">
            <text:p>19.35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7">
            <text:p>1967</text:p>
          </table:table-cell>
          <table:table-cell office:value-type="float" office:value="598.2">
            <text:p>598.20</text:p>
          </table:table-cell>
          <table:table-cell office:value-type="float" office:value="687.3">
            <text:p>687.30</text:p>
          </table:table-cell>
          <table:table-cell table:formula="of:=[.D9]/[.$D$35]" office:value-type="float" office:value="1.14587559255534">
            <text:p>1.146E+00</text:p>
          </table:table-cell>
          <table:table-cell table:formula="of:=[.E9]-1" office:value-type="float" office:value="0.145875592555338">
            <text:p>1.459E-01</text:p>
          </table:table-cell>
          <table:table-cell table:formula="of:=[.F9]*[.F9]" office:value-type="float" office:value="0.0212796885033709">
            <text:p>2.128E-02</text:p>
          </table:table-cell>
          <table:table-cell table:formula="of:=[.F9]*[.F9]*[.F9]" office:value-type="float" office:value="0.00310418716982223">
            <text:p>3.104E-03</text:p>
          </table:table-cell>
          <table:table-cell table:formula="of:=100*([.A9]/31)" office:value-type="float" office:value="22.5806451612903">
            <text:p>22.58</text:p>
          </table:table-cell>
          <table:table-cell table:number-columns-repeated="2"/>
          <table:table-cell>
            <draw:frame table:end-cell-address="List1.W30" table:end-x="0.86cm" table:end-y="0.169cm" draw:z-index="0" draw:style-name="gr1" draw:text-style-name="P1" svg:width="20.901cm" svg:height="8.999cm" svg:x="0.101cm" svg:y="0.1cm">
              <draw:object draw:notify-on-update-of-ranges="List1.K2:List1.K2 List1.L2:List1.W2 List1.L6:List1.W6 List1.I2:List1.I2 List1.I3:List1.I32 List1.D3:List1.D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8">
            <text:p>1968</text:p>
          </table:table-cell>
          <table:table-cell office:value-type="float" office:value="596.3">
            <text:p>596.30</text:p>
          </table:table-cell>
          <table:table-cell office:value-type="float" office:value="646.3">
            <text:p>646.30</text:p>
          </table:table-cell>
          <table:table-cell table:formula="of:=[.D10]/[.$D$35]" office:value-type="float" office:value="1.07751985372983">
            <text:p>1.078E+00</text:p>
          </table:table-cell>
          <table:table-cell table:formula="of:=[.E10]-1" office:value-type="float" office:value="0.0775198537298336">
            <text:p>7.752E-02</text:p>
          </table:table-cell>
          <table:table-cell table:formula="of:=[.F10]*[.F10]" office:value-type="float" office:value="0.0060093277222948">
            <text:p>6.009E-03</text:p>
          </table:table-cell>
          <table:table-cell table:formula="of:=[.F10]*[.F10]*[.F10]" office:value-type="float" office:value="0.000465842206046927">
            <text:p>4.658E-04</text:p>
          </table:table-cell>
          <table:table-cell table:formula="of:=100*([.A10]/31)" office:value-type="float" office:value="25.8064516129032">
            <text:p>25.8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9">
            <text:p>1969</text:p>
          </table:table-cell>
          <table:table-cell office:value-type="float" office:value="552">
            <text:p>552.00</text:p>
          </table:table-cell>
          <table:table-cell office:value-type="float" office:value="632.5">
            <text:p>632.50</text:p>
          </table:table-cell>
          <table:table-cell table:formula="of:=[.D11]/[.$D$35]" office:value-type="float" office:value="1.05451231236905">
            <text:p>1.055E+00</text:p>
          </table:table-cell>
          <table:table-cell table:formula="of:=[.E11]-1" office:value-type="float" office:value="0.0545123123690543">
            <text:p>5.451E-02</text:p>
          </table:table-cell>
          <table:table-cell table:formula="of:=[.F11]*[.F11]" office:value-type="float" office:value="0.00297159219982135">
            <text:p>2.972E-03</text:p>
          </table:table-cell>
          <table:table-cell table:formula="of:=[.F11]*[.F11]*[.F11]" office:value-type="float" office:value="0.000161988362230107">
            <text:p>1.620E-04</text:p>
          </table:table-cell>
          <table:table-cell table:formula="of:=100*([.A11]/31)" office:value-type="float" office:value="29.0322580645161">
            <text:p>29.03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632.5">
            <text:p>632.50</text:p>
          </table:table-cell>
          <table:table-cell office:value-type="float" office:value="612">
            <text:p>612.00</text:p>
          </table:table-cell>
          <table:table-cell table:formula="of:=[.D12]/[.$D$35]" office:value-type="float" office:value="1.0203344429563">
            <text:p>1.020E+00</text:p>
          </table:table-cell>
          <table:table-cell table:formula="of:=[.E12]-1" office:value-type="float" office:value="0.0203344429563024">
            <text:p>2.033E-02</text:p>
          </table:table-cell>
          <table:table-cell table:formula="of:=[.F12]*[.F12]" office:value-type="float" office:value="0.000413489570343115">
            <text:p>4.135E-04</text:p>
          </table:table-cell>
          <table:table-cell table:formula="of:=[.F12]*[.F12]*[.F12]" office:value-type="float" office:value="0.00000840808008116806">
            <text:p>8.408E-06</text:p>
          </table:table-cell>
          <table:table-cell table:formula="of:=100*([.A12]/31)" office:value-type="float" office:value="32.258064516129">
            <text:p>32.26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">
            <text:p>1971</text:p>
          </table:table-cell>
          <table:table-cell office:value-type="float" office:value="528.5">
            <text:p>528.50</text:p>
          </table:table-cell>
          <table:table-cell office:value-type="float" office:value="610.7">
            <text:p>610.70</text:p>
          </table:table-cell>
          <table:table-cell table:formula="of:=[.D13]/[.$D$35]" office:value-type="float" office:value="1.01816706587159">
            <text:p>1.018E+00</text:p>
          </table:table-cell>
          <table:table-cell table:formula="of:=[.E13]-1" office:value-type="float" office:value="0.0181670658715913">
            <text:p>1.817E-02</text:p>
          </table:table-cell>
          <table:table-cell table:formula="of:=[.F13]*[.F13]" office:value-type="float" office:value="0.000330042282382739">
            <text:p>3.300E-04</text:p>
          </table:table-cell>
          <table:table-cell table:formula="of:=[.F13]*[.F13]*[.F13]" office:value-type="float" office:value="0.00000599589988445756">
            <text:p>5.996E-06</text:p>
          </table:table-cell>
          <table:table-cell table:formula="of:=100*([.A13]/31)" office:value-type="float" office:value="35.4838709677419">
            <text:p>35.48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">
            <text:p>1972</text:p>
          </table:table-cell>
          <table:table-cell office:value-type="float" office:value="503">
            <text:p>503.00</text:p>
          </table:table-cell>
          <table:table-cell office:value-type="float" office:value="608">
            <text:p>608.00</text:p>
          </table:table-cell>
          <table:table-cell table:formula="of:=[.D14]/[.$D$35]" office:value-type="float" office:value="1.01366559038796">
            <text:p>1.014E+00</text:p>
          </table:table-cell>
          <table:table-cell table:formula="of:=[.E14]-1" office:value-type="float" office:value="0.0136655903879606">
            <text:p>1.367E-02</text:p>
          </table:table-cell>
          <table:table-cell table:formula="of:=[.F14]*[.F14]" office:value-type="float" office:value="0.00018674836065152">
            <text:p>1.867E-04</text:p>
          </table:table-cell>
          <table:table-cell table:formula="of:=[.F14]*[.F14]*[.F14]" office:value-type="float" office:value="0.0000025520266022868">
            <text:p>2.552E-06</text:p>
          </table:table-cell>
          <table:table-cell table:formula="of:=100*([.A14]/31)" office:value-type="float" office:value="38.7096774193548">
            <text:p>38.71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456.3">
            <text:p>456.30</text:p>
          </table:table-cell>
          <table:table-cell office:value-type="float" office:value="601.5">
            <text:p>601.50</text:p>
          </table:table-cell>
          <table:table-cell table:formula="of:=[.D15]/[.$D$35]" office:value-type="float" office:value="1.00282870496441">
            <text:p>1.003E+00</text:p>
          </table:table-cell>
          <table:table-cell table:formula="of:=[.E15]-1" office:value-type="float" office:value="0.00282870496440513">
            <text:p>2.829E-03</text:p>
          </table:table-cell>
          <table:table-cell table:formula="of:=[.F15]*[.F15]" office:value-type="float" office:value="0.00000800157177565021">
            <text:p>8.002E-06</text:p>
          </table:table-cell>
          <table:table-cell table:formula="of:=[.F15]*[.F15]*[.F15]" office:value-type="float" office:value="0.0000000226340858048257">
            <text:p>2.263E-08</text:p>
          </table:table-cell>
          <table:table-cell table:formula="of:=100*([.A15]/31)" office:value-type="float" office:value="41.9354838709677">
            <text:p>41.94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4">
            <text:p>1974</text:p>
          </table:table-cell>
          <table:table-cell office:value-type="float" office:value="646.3">
            <text:p>646.30</text:p>
          </table:table-cell>
          <table:table-cell office:value-type="float" office:value="598.2">
            <text:p>598.20</text:p>
          </table:table-cell>
          <table:table-cell table:formula="of:=[.D16]/[.$D$35]" office:value-type="float" office:value="0.997326901595523">
            <text:p>9.973E-01</text:p>
          </table:table-cell>
          <table:table-cell table:formula="of:=[.E16]-1" office:value-type="float" office:value="-0.00267309840447683">
            <text:p>-2.673E-03</text:p>
          </table:table-cell>
          <table:table-cell table:formula="of:=[.F16]*[.F16]" office:value-type="float" office:value="0.00000714545508001655">
            <text:p>7.145E-06</text:p>
          </table:table-cell>
          <table:table-cell table:formula="of:=[.F16]*[.F16]*[.F16]" office:value-type="float" office:value="-0.0000000191005045736531">
            <text:p>-1.910E-08</text:p>
          </table:table-cell>
          <table:table-cell table:formula="of:=100*([.A16]/31)" office:value-type="float" office:value="45.1612903225806">
            <text:p>45.16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5">
            <text:p>1975</text:p>
          </table:table-cell>
          <table:table-cell office:value-type="float" office:value="601.5">
            <text:p>601.50</text:p>
          </table:table-cell>
          <table:table-cell office:value-type="float" office:value="596.3">
            <text:p>596.30</text:p>
          </table:table-cell>
          <table:table-cell table:formula="of:=[.D17]/[.$D$35]" office:value-type="float" office:value="0.994159196625561">
            <text:p>9.942E-01</text:p>
          </table:table-cell>
          <table:table-cell table:formula="of:=[.E17]-1" office:value-type="float" office:value="-0.00584080337443937">
            <text:p>-5.841E-03</text:p>
          </table:table-cell>
          <table:table-cell table:formula="of:=[.F17]*[.F17]" office:value-type="float" office:value="0.0000341149840588624">
            <text:p>3.411E-05</text:p>
          </table:table-cell>
          <table:table-cell table:formula="of:=[.F17]*[.F17]*[.F17]" office:value-type="float" office:value="-0.000000199258914009949">
            <text:p>-1.993E-07</text:p>
          </table:table-cell>
          <table:table-cell table:formula="of:=100*([.A17]/31)" office:value-type="float" office:value="48.3870967741936">
            <text:p>48.39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6">
            <text:p>1976</text:p>
          </table:table-cell>
          <table:table-cell office:value-type="float" office:value="504.9">
            <text:p>504.90</text:p>
          </table:table-cell>
          <table:table-cell office:value-type="float" office:value="580.3">
            <text:p>580.30</text:p>
          </table:table-cell>
          <table:table-cell table:formula="of:=[.D18]/[.$D$35]" office:value-type="float" office:value="0.967483786352193">
            <text:p>9.675E-01</text:p>
          </table:table-cell>
          <table:table-cell table:formula="of:=[.E18]-1" office:value-type="float" office:value="-0.0325162136478068">
            <text:p>-3.252E-02</text:p>
          </table:table-cell>
          <table:table-cell table:formula="of:=[.F18]*[.F18]" office:value-type="float" office:value="0.00105730414998982">
            <text:p>1.057E-03</text:p>
          </table:table-cell>
          <table:table-cell table:formula="of:=[.F18]*[.F18]*[.F18]" office:value-type="float" office:value="-0.0000343795276317816">
            <text:p>-3.438E-05</text:p>
          </table:table-cell>
          <table:table-cell table:formula="of:=100*([.A18]/31)" office:value-type="float" office:value="51.6129032258065">
            <text:p>51.61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77">
            <text:p>1977</text:p>
          </table:table-cell>
          <table:table-cell office:value-type="float" office:value="712.9">
            <text:p>712.90</text:p>
          </table:table-cell>
          <table:table-cell office:value-type="float" office:value="573.2">
            <text:p>573.20</text:p>
          </table:table-cell>
          <table:table-cell table:formula="of:=[.D19]/[.$D$35]" office:value-type="float" office:value="0.955646573043387">
            <text:p>9.556E-01</text:p>
          </table:table-cell>
          <table:table-cell table:formula="of:=[.E19]-1" office:value-type="float" office:value="-0.0443534269566134">
            <text:p>-4.435E-02</text:p>
          </table:table-cell>
          <table:table-cell table:formula="of:=[.F19]*[.F19]" office:value-type="float" office:value="0.00196722648279564">
            <text:p>1.967E-03</text:p>
          </table:table-cell>
          <table:table-cell table:formula="of:=[.F19]*[.F19]*[.F19]" office:value-type="float" office:value="-0.0000872532361117918">
            <text:p>-8.725E-05</text:p>
          </table:table-cell>
          <table:table-cell table:formula="of:=100*([.A19]/31)" office:value-type="float" office:value="54.8387096774194">
            <text:p>54.84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8">
            <text:p>1978</text:p>
          </table:table-cell>
          <table:table-cell office:value-type="float" office:value="610.7">
            <text:p>610.70</text:p>
          </table:table-cell>
          <table:table-cell office:value-type="float" office:value="571.8">
            <text:p>571.80</text:p>
          </table:table-cell>
          <table:table-cell table:formula="of:=[.D20]/[.$D$35]" office:value-type="float" office:value="0.953312474644467">
            <text:p>9.533E-01</text:p>
          </table:table-cell>
          <table:table-cell table:formula="of:=[.E20]-1" office:value-type="float" office:value="-0.0466875253555332">
            <text:p>-4.669E-02</text:p>
          </table:table-cell>
          <table:table-cell table:formula="of:=[.F20]*[.F20]" office:value-type="float" office:value="0.00217972502382356">
            <text:p>2.180E-03</text:p>
          </table:table-cell>
          <table:table-cell table:formula="of:=[.F20]*[.F20]*[.F20]" office:value-type="float" office:value="-0.000101765967317853">
            <text:p>-1.018E-04</text:p>
          </table:table-cell>
          <table:table-cell table:formula="of:=100*([.A20]/31)" office:value-type="float" office:value="58.0645161290323">
            <text:p>58.06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79">
            <text:p>1979</text:p>
          </table:table-cell>
          <table:table-cell office:value-type="float" office:value="720.4">
            <text:p>720.40</text:p>
          </table:table-cell>
          <table:table-cell office:value-type="float" office:value="570.1">
            <text:p>570.10</text:p>
          </table:table-cell>
          <table:table-cell table:formula="of:=[.D21]/[.$D$35]" office:value-type="float" office:value="0.950478212302922">
            <text:p>9.505E-01</text:p>
          </table:table-cell>
          <table:table-cell table:formula="of:=[.E21]-1" office:value-type="float" office:value="-0.0495217876970784">
            <text:p>-4.952E-02</text:p>
          </table:table-cell>
          <table:table-cell table:formula="of:=[.F21]*[.F21]" office:value-type="float" office:value="0.0024524074567145">
            <text:p>2.452E-03</text:p>
          </table:table-cell>
          <table:table-cell table:formula="of:=[.F21]*[.F21]*[.F21]" office:value-type="float" office:value="-0.000121447601418148">
            <text:p>-1.214E-04</text:p>
          </table:table-cell>
          <table:table-cell table:formula="of:=100*([.A21]/31)" office:value-type="float" office:value="61.2903225806452">
            <text:p>61.29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80">
            <text:p>1980</text:p>
          </table:table-cell>
          <table:table-cell office:value-type="float" office:value="573.2">
            <text:p>573.20</text:p>
          </table:table-cell>
          <table:table-cell office:value-type="float" office:value="552">
            <text:p>552.00</text:p>
          </table:table-cell>
          <table:table-cell table:formula="of:=[.D22]/[.$D$35]" office:value-type="float" office:value="0.920301654431175">
            <text:p>9.203E-01</text:p>
          </table:table-cell>
          <table:table-cell table:formula="of:=[.E22]-1" office:value-type="float" office:value="-0.0796983455688253">
            <text:p>-7.970E-02</text:p>
          </table:table-cell>
          <table:table-cell table:formula="of:=[.F22]*[.F22]" office:value-type="float" office:value="0.00635182628640789">
            <text:p>6.352E-03</text:p>
          </table:table-cell>
          <table:table-cell table:formula="of:=[.F22]*[.F22]*[.F22]" office:value-type="float" office:value="-0.000506230046367284">
            <text:p>-5.062E-04</text:p>
          </table:table-cell>
          <table:table-cell table:formula="of:=100*([.A22]/31)" office:value-type="float" office:value="64.5161290322581">
            <text:p>64.52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81">
            <text:p>1981</text:p>
          </table:table-cell>
          <table:table-cell office:value-type="float" office:value="774.9">
            <text:p>774.90</text:p>
          </table:table-cell>
          <table:table-cell office:value-type="float" office:value="550.8">
            <text:p>550.80</text:p>
          </table:table-cell>
          <table:table-cell table:formula="of:=[.D23]/[.$D$35]" office:value-type="float" office:value="0.918300998660672">
            <text:p>9.183E-01</text:p>
          </table:table-cell>
          <table:table-cell table:formula="of:=[.E23]-1" office:value-type="float" office:value="-0.0816990013393278">
            <text:p>-8.170E-02</text:p>
          </table:table-cell>
          <table:table-cell table:formula="of:=[.F23]*[.F23]" office:value-type="float" office:value="0.00667472681984349">
            <text:p>6.675E-03</text:p>
          </table:table-cell>
          <table:table-cell table:formula="of:=[.F23]*[.F23]*[.F23]" office:value-type="float" office:value="-0.000545318515394041">
            <text:p>-5.453E-04</text:p>
          </table:table-cell>
          <table:table-cell table:formula="of:=100*([.A23]/31)" office:value-type="float" office:value="67.741935483871">
            <text:p>67.74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82">
            <text:p>1982</text:p>
          </table:table-cell>
          <table:table-cell office:value-type="float" office:value="412.2">
            <text:p>412.20</text:p>
          </table:table-cell>
          <table:table-cell office:value-type="float" office:value="539.7">
            <text:p>539.70</text:p>
          </table:table-cell>
          <table:table-cell table:formula="of:=[.D24]/[.$D$35]" office:value-type="float" office:value="0.899794932783524">
            <text:p>8.998E-01</text:p>
          </table:table-cell>
          <table:table-cell table:formula="of:=[.E24]-1" office:value-type="float" office:value="-0.100205067216476">
            <text:p>-1.002E-01</text:p>
          </table:table-cell>
          <table:table-cell table:formula="of:=[.F24]*[.F24]" office:value-type="float" office:value="0.0100410554958585">
            <text:p>1.004E-02</text:p>
          </table:table-cell>
          <table:table-cell table:formula="of:=[.F24]*[.F24]*[.F24]" office:value-type="float" office:value="-0.00100616464088688">
            <text:p>-1.006E-03</text:p>
          </table:table-cell>
          <table:table-cell table:formula="of:=100*([.A24]/31)" office:value-type="float" office:value="70.9677419354839">
            <text:p>70.97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83">
            <text:p>1983</text:p>
          </table:table-cell>
          <table:table-cell table:number-columns-repeated="2" office:value-type="float" office:value="529.3">
            <text:p>529.30</text:p>
          </table:table-cell>
          <table:table-cell table:formula="of:=[.D25]/[.$D$35]" office:value-type="float" office:value="0.882455916105835">
            <text:p>8.825E-01</text:p>
          </table:table-cell>
          <table:table-cell table:formula="of:=[.E25]-1" office:value-type="float" office:value="-0.117544083894165">
            <text:p>-1.175E-01</text:p>
          </table:table-cell>
          <table:table-cell table:formula="of:=[.F25]*[.F25]" office:value-type="float" office:value="0.0138166116585186">
            <text:p>1.382E-02</text:p>
          </table:table-cell>
          <table:table-cell table:formula="of:=[.F25]*[.F25]*[.F25]" office:value-type="float" office:value="-0.00162406095992201">
            <text:p>-1.624E-03</text:p>
          </table:table-cell>
          <table:table-cell table:formula="of:=100*([.A25]/31)" office:value-type="float" office:value="74.1935483870968">
            <text:p>74.19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84">
            <text:p>1984</text:p>
          </table:table-cell>
          <table:table-cell office:value-type="float" office:value="571.8">
            <text:p>571.80</text:p>
          </table:table-cell>
          <table:table-cell office:value-type="float" office:value="528.5">
            <text:p>528.50</text:p>
          </table:table-cell>
          <table:table-cell table:formula="of:=[.D26]/[.$D$35]" office:value-type="float" office:value="0.881122145592166">
            <text:p>8.811E-01</text:p>
          </table:table-cell>
          <table:table-cell table:formula="of:=[.E26]-1" office:value-type="float" office:value="-0.118877854407834">
            <text:p>-1.189E-01</text:p>
          </table:table-cell>
          <table:table-cell table:formula="of:=[.F26]*[.F26]" office:value-type="float" office:value="0.0141319442686101">
            <text:p>1.413E-02</text:p>
          </table:table-cell>
          <table:table-cell table:formula="of:=[.F26]*[.F26]*[.F26]" office:value-type="float" office:value="-0.00167997521326345">
            <text:p>-1.680E-03</text:p>
          </table:table-cell>
          <table:table-cell table:formula="of:=100*([.A26]/31)" office:value-type="float" office:value="77.4193548387097">
            <text:p>77.42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85">
            <text:p>1985</text:p>
          </table:table-cell>
          <table:table-cell office:value-type="float" office:value="608">
            <text:p>608.00</text:p>
          </table:table-cell>
          <table:table-cell office:value-type="float" office:value="509.6">
            <text:p>509.60</text:p>
          </table:table-cell>
          <table:table-cell table:formula="of:=[.D27]/[.$D$35]" office:value-type="float" office:value="0.849611817206751">
            <text:p>8.496E-01</text:p>
          </table:table-cell>
          <table:table-cell table:formula="of:=[.E27]-1" office:value-type="float" office:value="-0.150388182793249">
            <text:p>-1.504E-01</text:p>
          </table:table-cell>
          <table:table-cell table:formula="of:=[.F27]*[.F27]" office:value-type="float" office:value="0.0226166055238556">
            <text:p>2.262E-02</text:p>
          </table:table-cell>
          <table:table-cell table:formula="of:=[.F27]*[.F27]*[.F27]" office:value-type="float" office:value="-0.0034012702056844">
            <text:p>-3.401E-03</text:p>
          </table:table-cell>
          <table:table-cell table:formula="of:=100*([.A27]/31)" office:value-type="float" office:value="80.6451612903226">
            <text:p>80.65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86">
            <text:p>1986</text:p>
          </table:table-cell>
          <table:table-cell office:value-type="float" office:value="824.7">
            <text:p>824.70</text:p>
          </table:table-cell>
          <table:table-cell office:value-type="float" office:value="504.9">
            <text:p>504.90</text:p>
          </table:table-cell>
          <table:table-cell table:formula="of:=[.D28]/[.$D$35]" office:value-type="float" office:value="0.841775915438949">
            <text:p>8.418E-01</text:p>
          </table:table-cell>
          <table:table-cell table:formula="of:=[.E28]-1" office:value-type="float" office:value="-0.158224084561051">
            <text:p>-1.582E-01</text:p>
          </table:table-cell>
          <table:table-cell table:formula="of:=[.F28]*[.F28]" office:value-type="float" office:value="0.0250348609351825">
            <text:p>2.503E-02</text:p>
          </table:table-cell>
          <table:table-cell table:formula="of:=[.F28]*[.F28]*[.F28]" office:value-type="float" office:value="-0.00396111795358245">
            <text:p>-3.961E-03</text:p>
          </table:table-cell>
          <table:table-cell table:formula="of:=100*([.A28]/31)" office:value-type="float" office:value="83.8709677419355">
            <text:p>83.87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87">
            <text:p>1987</text:p>
          </table:table-cell>
          <table:table-cell office:value-type="float" office:value="612">
            <text:p>612.00</text:p>
          </table:table-cell>
          <table:table-cell office:value-type="float" office:value="503">
            <text:p>503.00</text:p>
          </table:table-cell>
          <table:table-cell table:formula="of:=[.D29]/[.$D$35]" office:value-type="float" office:value="0.838608210468987">
            <text:p>8.386E-01</text:p>
          </table:table-cell>
          <table:table-cell table:formula="of:=[.E29]-1" office:value-type="float" office:value="-0.161391789531013">
            <text:p>-1.614E-01</text:p>
          </table:table-cell>
          <table:table-cell table:formula="of:=[.F29]*[.F29]" office:value-type="float" office:value="0.0260473097280228">
            <text:p>2.605E-02</text:p>
          </table:table-cell>
          <table:table-cell table:formula="of:=[.F29]*[.F29]*[.F29]" office:value-type="float" office:value="-0.00420382192947415">
            <text:p>-4.204E-03</text:p>
          </table:table-cell>
          <table:table-cell table:formula="of:=100*([.A29]/31)" office:value-type="float" office:value="87.0967741935484">
            <text:p>87.10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88">
            <text:p>1988</text:p>
          </table:table-cell>
          <table:table-cell office:value-type="float" office:value="687.3">
            <text:p>687.30</text:p>
          </table:table-cell>
          <table:table-cell office:value-type="float" office:value="492.8">
            <text:p>492.80</text:p>
          </table:table-cell>
          <table:table-cell table:formula="of:=[.D30]/[.$D$35]" office:value-type="float" office:value="0.821602636419715">
            <text:p>8.216E-01</text:p>
          </table:table-cell>
          <table:table-cell table:formula="of:=[.E30]-1" office:value-type="float" office:value="-0.178397363580285">
            <text:p>-1.784E-01</text:p>
          </table:table-cell>
          <table:table-cell table:formula="of:=[.F30]*[.F30]" office:value-type="float" office:value="0.0318256193323962">
            <text:p>3.183E-02</text:p>
          </table:table-cell>
          <table:table-cell table:formula="of:=[.F30]*[.F30]*[.F30]" office:value-type="float" office:value="-0.00567760658320923">
            <text:p>-5.678E-03</text:p>
          </table:table-cell>
          <table:table-cell table:formula="of:=100*([.A30]/31)" office:value-type="float" office:value="90.3225806451613">
            <text:p>90.32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89">
            <text:p>1989</text:p>
          </table:table-cell>
          <table:table-cell office:value-type="float" office:value="550.8">
            <text:p>550.80</text:p>
          </table:table-cell>
          <table:table-cell office:value-type="float" office:value="456.3">
            <text:p>456.30</text:p>
          </table:table-cell>
          <table:table-cell table:formula="of:=[.D31]/[.$D$35]" office:value-type="float" office:value="0.760749356733596">
            <text:p>7.607E-01</text:p>
          </table:table-cell>
          <table:table-cell table:formula="of:=[.E31]-1" office:value-type="float" office:value="-0.239250643266404">
            <text:p>-2.393E-01</text:p>
          </table:table-cell>
          <table:table-cell table:formula="of:=[.F31]*[.F31]" office:value-type="float" office:value="0.0572408703033881">
            <text:p>5.724E-02</text:p>
          </table:table-cell>
          <table:table-cell table:formula="of:=[.F31]*[.F31]*[.F31]" office:value-type="float" office:value="-0.0136949150412144">
            <text:p>-1.369E-02</text:p>
          </table:table-cell>
          <table:table-cell table:formula="of:=100*([.A31]/31)" office:value-type="float" office:value="93.5483870967742">
            <text:p>93.55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90">
            <text:p>1990</text:p>
          </table:table-cell>
          <table:table-cell office:value-type="float" office:value="539.7">
            <text:p>539.70</text:p>
          </table:table-cell>
          <table:table-cell office:value-type="float" office:value="412.2">
            <text:p>412.20</text:p>
          </table:table-cell>
          <table:table-cell table:formula="of:=[.D32]/[.$D$35]" office:value-type="float" office:value="0.687225257167627">
            <text:p>6.872E-01</text:p>
          </table:table-cell>
          <table:table-cell table:formula="of:=[.E32]-1" office:value-type="float" office:value="-0.312774742832373">
            <text:p>-3.128E-01</text:p>
          </table:table-cell>
          <table:table-cell table:formula="of:=[.F32]*[.F32]" office:value-type="float" office:value="0.097828039753857">
            <text:p>9.783E-02</text:p>
          </table:table-cell>
          <table:table-cell table:formula="of:=[.F32]*[.F32]*[.F32]" office:value-type="float" office:value="-0.0305981399758078">
            <text:p>-3.060E-02</text:p>
          </table:table-cell>
          <table:table-cell table:formula="of:=100*([.A32]/31)" office:value-type="float" office:value="96.7741935483871">
            <text:p>96.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>
            <text:p>Suma</text:p>
          </table:table-cell>
          <table:table-cell table:style-name="Default" table:formula="of:=SUM([.D3:.D32])" office:value-type="float" office:value="17994.1">
            <text:p>17994.1</text:p>
          </table:table-cell>
          <table:table-cell table:style-name="Default" table:formula="of:=SUM([.E3:.E32])" office:value-type="float" office:value="30">
            <text:p>30</text:p>
          </table:table-cell>
          <table:table-cell table:style-name="Default" table:formula="of:=SUM([.F3:.F32])" office:value-type="float" office:value="2.33146835171283E-015">
            <text:p>2.33146835171283E-015</text:p>
          </table:table-cell>
          <table:table-cell table:style-name="Default" table:formula="of:=SUM([.G3:.G32])" office:value-type="float" office:value="0.772857706091349">
            <text:p>0.7728577061</text:p>
          </table:table-cell>
          <table:table-cell table:style-name="Default" table:formula="of:=SUM([.H3:.H32])" office:value-type="float" office:value="0.0586023900050311">
            <text:p>0.05860239</text:p>
          </table:table-cell>
          <table:table-cell table:style-name="Default" table:formula="of:=SUM([.I3:.I32])" office:value-type="float" office:value="1500">
            <text:p>15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>
            <text:p>Průměr</text:p>
          </table:table-cell>
          <table:table-cell table:style-name="Default" table:formula="of:=AVERAGE([.D3:.D32])" office:value-type="float" office:value="599.803333333333">
            <text:p>599.8033333333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>
            <text:p>v</text:p>
          </table:table-cell>
          <table:table-cell table:style-name="Default" table:formula="of:=SQRT((1/30)*[.G34])" office:value-type="float" office:value="0.160505213424294">
            <text:p>0.1605052134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>
            <text:p>alfa</text:p>
          </table:table-cell>
          <table:table-cell table:style-name="Default" table:formula="of:=[.H34]/(30*([.D36]^3))" office:value-type="float" office:value="0.472418224820984">
            <text:p>0.4724182248</text:p>
          </table:table-cell>
          <table:table-cell table:style-name="Default" table:number-columns-repeated="5"/>
          <table:table-cell table:number-columns-repeated="14"/>
        </table:table-row>
      </table:table>
      <table:table table:name="Lis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List1.D3:List1.D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12:27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1-17T10:22:42</meta:creation-date>
    <dc:date>2015-11-17T12:27:31</dc:date>
    <dc:creator>Martin Zlámal</dc:creator>
    <meta:editing-duration>PT2H4M11S</meta:editing-duration>
    <meta:editing-cycles>16</meta:editing-cycles>
    <meta:generator>OpenOffice/4.1.1$Unix OpenOffice.org_project/411m6$Build-9775</meta:generator>
    <meta:document-statistic meta:table-count="3" meta:cell-count="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minimum="400" chart:maximum="9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02cm" svg:height="9cm" xlink:href=".." xlink:type="simple" chart:class="chart:scatter" chart:style-name="ch1">
        <chart:legend chart:legend-position="bottom" svg:x="7.253cm" svg:y="8.217cm" style:legend-expansion="wide" chart:style-name="ch2"/>
        <chart:plot-area chart:style-name="ch3" table:cell-range-address="List1.L6:List1.W6 List1.K2:List1.W2 List1.I2:List1.I32" chart:data-source-has-labels="column" svg:x="1.429cm" svg:y="0.855cm" svg:width="18.637cm" svg:height="6.201cm">
          <chartooo:coordinate-region svg:x="2.237cm" svg:y="1.054cm" svg:width="17.829cm" svg:height="5.355cm"/>
          <chart:axis chart:dimension="x" chart:name="primary-x" chart:style-name="ch4">
            <chart:title svg:x="9.459cm" svg:y="7.236cm" chart:style-name="ch5">
              <text:p>úhrn srážek [mm]</text:p>
            </chart:title>
          </chart:axis>
          <chart:axis chart:dimension="y" chart:name="primary-y" chart:style-name="ch6">
            <chart:title svg:x="0.451cm" svg:y="5.547cm" chart:style-name="ch7">
              <text:p>pravděpodobnost [%]</text:p>
            </chart:title>
            <chart:grid chart:style-name="ch8" chart:class="major"/>
          </chart:axis>
          <chart:series chart:style-name="ch9" chart:values-cell-range-address="List1.L2:List1.W2" chart:label-cell-address="List1.K2:List1.K2" chart:class="chart:scatter">
            <chart:domain table:cell-range-address="List1.L6:List1.W6"/>
            <chart:data-point chart:repeated="12"/>
          </chart:series>
          <chart:series chart:style-name="ch10" chart:values-cell-range-address="List1.I3:List1.I32" chart:label-cell-address="List1.I2:List1.I2" chart:class="chart:scatter">
            <chart:domain table:cell-range-address="List1.D3:List1.D32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6</text:p>
                <draw:g>
                  <svg:desc/>
                </draw:g>
              </table:table-cell>
              <table:table-cell office:value-type="float" office:value="959.858975322803">
                <text:p>959.858975322803</text:p>
                <draw:g>
                  <svg:desc>List1.L6:List1.W6</svg:desc>
                </draw:g>
              </table:table-cell>
              <table:table-cell office:value-type="float" office:value="853.960257090606">
                <text:p>853.960257090606</text:p>
              </table:table-cell>
              <table:table-cell office:value-type="float" office:value="769.241282504848">
                <text:p>769.241282504848</text:p>
              </table:table-cell>
              <table:table-cell office:value-type="float" office:value="726.881795211969">
                <text:p>726.881795211969</text:p>
              </table:table-cell>
              <table:table-cell office:value-type="float" office:value="644.088251866797">
                <text:p>644.088251866797</text:p>
              </table:table-cell>
              <table:table-cell office:value-type="float" office:value="592.101608370992">
                <text:p>592.101608370992</text:p>
              </table:table-cell>
              <table:table-cell office:value-type="float" office:value="543.965827356357">
                <text:p>543.965827356357</text:p>
              </table:table-cell>
              <table:table-cell office:value-type="float" office:value="517.972505608454">
                <text:p>517.972505608454</text:p>
              </table:table-cell>
              <table:table-cell office:value-type="float" office:value="481.389312037331">
                <text:p>481.389312037331</text:p>
              </table:table-cell>
              <table:table-cell office:value-type="float" office:value="453.470559048843">
                <text:p>453.470559048843</text:p>
              </table:table-cell>
              <table:table-cell office:value-type="float" office:value="436.141677883575">
                <text:p>436.141677883575</text:p>
              </table:table-cell>
              <table:table-cell office:value-type="float" office:value="404.372062413916">
                <text:p>404.372062413916</text:p>
              </table:table-cell>
            </table:table-row>
            <table:table-row>
              <table:table-cell office:value-type="string">
                <text:p>teoretická</text:p>
                <draw:g>
                  <svg:desc>List1.K2:List1.K2</svg:desc>
                </draw:g>
              </table:table-cell>
              <table:table-cell office:value-type="float" office:value="0.1">
                <text:p>0.1</text:p>
                <draw:g>
                  <svg:desc>List1.L2:List1.W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loupec D</text:p>
                <draw:g>
                  <svg:desc/>
                </draw:g>
              </table:table-cell>
              <table:table-cell office:value-type="float" office:value="824.7">
                <text:p>824.7</text:p>
                <draw:g>
                  <svg:desc>List1.D3:List1.D32</svg:desc>
                </draw:g>
              </table:table-cell>
              <table:table-cell office:value-type="float" office:value="774.9">
                <text:p>774.9</text:p>
              </table:table-cell>
              <table:table-cell office:value-type="float" office:value="752.9">
                <text:p>752.9</text:p>
              </table:table-cell>
              <table:table-cell office:value-type="float" office:value="741">
                <text:p>741</text:p>
              </table:table-cell>
              <table:table-cell office:value-type="float" office:value="720.4">
                <text:p>720.4</text:p>
              </table:table-cell>
              <table:table-cell office:value-type="float" office:value="712.9">
                <text:p>712.9</text:p>
              </table:table-cell>
              <table:table-cell office:value-type="float" office:value="687.3">
                <text:p>687.3</text:p>
              </table:table-cell>
              <table:table-cell office:value-type="float" office:value="646.3">
                <text:p>646.3</text:p>
              </table:table-cell>
              <table:table-cell office:value-type="float" office:value="632.5">
                <text:p>632.5</text:p>
              </table:table-cell>
              <table:table-cell office:value-type="float" office:value="612">
                <text:p>612</text:p>
              </table:table-cell>
              <table:table-cell office:value-type="float" office:value="610.7">
                <text:p>610.7</text:p>
              </table:table-cell>
              <table:table-cell office:value-type="float" office:value="608">
                <text:p>608</text:p>
              </table:table-cell>
              <table:table-cell office:value-type="float" office:value="601.5">
                <text:p>601.5</text:p>
              </table:table-cell>
              <table:table-cell office:value-type="float" office:value="598.2">
                <text:p>598.2</text:p>
              </table:table-cell>
              <table:table-cell office:value-type="float" office:value="596.3">
                <text:p>596.3</text:p>
              </table:table-cell>
              <table:table-cell office:value-type="float" office:value="580.3">
                <text:p>580.3</text:p>
              </table:table-cell>
              <table:table-cell office:value-type="float" office:value="573.2">
                <text:p>573.2</text:p>
              </table:table-cell>
              <table:table-cell office:value-type="float" office:value="571.8">
                <text:p>571.8</text:p>
              </table:table-cell>
              <table:table-cell office:value-type="float" office:value="570.1">
                <text:p>570.1</text:p>
              </table:table-cell>
              <table:table-cell office:value-type="float" office:value="552">
                <text:p>552</text:p>
              </table:table-cell>
              <table:table-cell office:value-type="float" office:value="550.8">
                <text:p>550.8</text:p>
              </table:table-cell>
              <table:table-cell office:value-type="float" office:value="539.7">
                <text:p>539.7</text:p>
              </table:table-cell>
              <table:table-cell office:value-type="float" office:value="529.3">
                <text:p>529.3</text:p>
              </table:table-cell>
              <table:table-cell office:value-type="float" office:value="528.5">
                <text:p>528.5</text:p>
              </table:table-cell>
              <table:table-cell office:value-type="float" office:value="509.6">
                <text:p>509.6</text:p>
              </table:table-cell>
              <table:table-cell office:value-type="float" office:value="504.9">
                <text:p>504.9</text:p>
              </table:table-cell>
              <table:table-cell office:value-type="float" office:value="503">
                <text:p>503</text:p>
              </table:table-cell>
              <table:table-cell office:value-type="float" office:value="492.8">
                <text:p>492.8</text:p>
              </table:table-cell>
              <table:table-cell office:value-type="float" office:value="456.3">
                <text:p>456.3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string">
                <text:p>pravděpodobnost</text:p>
                <draw:g>
                  <svg:desc>List1.I2:List1.I2</svg:desc>
                </draw:g>
              </table:table-cell>
              <table:table-cell office:value-type="float" office:value="3.2258064516129">
                <text:p>3.2258064516129</text:p>
                <draw:g>
                  <svg:desc>List1.I3:List1.I32</svg:desc>
                </draw:g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12.9032258064516">
                <text:p>12.9032258064516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22.5806451612903">
                <text:p>22.5806451612903</text:p>
              </table:table-cell>
              <table:table-cell office:value-type="float" office:value="25.8064516129032">
                <text:p>25.8064516129032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32.258064516129">
                <text:p>32.258064516129</text:p>
              </table:table-cell>
              <table:table-cell office:value-type="float" office:value="35.4838709677419">
                <text:p>35.4838709677419</text:p>
              </table:table-cell>
              <table:table-cell office:value-type="float" office:value="38.7096774193548">
                <text:p>38.7096774193548</text:p>
              </table:table-cell>
              <table:table-cell office:value-type="float" office:value="41.9354838709677">
                <text:p>41.9354838709677</text:p>
              </table:table-cell>
              <table:table-cell office:value-type="float" office:value="45.1612903225806">
                <text:p>45.1612903225806</text:p>
              </table:table-cell>
              <table:table-cell office:value-type="float" office:value="48.3870967741936">
                <text:p>48.387096774193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58.0645161290323">
                <text:p>58.0645161290323</text:p>
              </table:table-cell>
              <table:table-cell office:value-type="float" office:value="61.2903225806452">
                <text:p>61.2903225806452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80.6451612903226">
                <text:p>80.6451612903226</text:p>
              </table:table-cell>
              <table:table-cell office:value-type="float" office:value="83.8709677419355">
                <text:p>83.8709677419355</text:p>
              </table:table-cell>
              <table:table-cell office:value-type="float" office:value="87.0967741935484">
                <text:p>87.0967741935484</text:p>
              </table:table-cell>
              <table:table-cell office:value-type="float" office:value="90.3225806451613">
                <text:p>90.3225806451613</text:p>
              </table:table-cell>
              <table:table-cell office:value-type="float" office:value="93.5483870967742">
                <text:p>93.5483870967742</text:p>
              </table:table-cell>
              <table:table-cell office:value-type="float" office:value="96.7741935483871">
                <text:p>96.7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